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5b20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5b20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5b20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5b20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5b20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5b20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5b20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5b20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5b20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5b20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5b20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5b20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5b20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5b20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5b20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5b20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5b20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erònica Daniela Alejandra Moreno La Fleur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2/1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09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Rafael More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629836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4:56.8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0" meta:non-whitespace-character-count="1002"/>
    <meta:template xlink:type="simple" xlink:actuate="onRequest" xlink:title="Normal" xlink:href=""/>
  </office:meta>
</office:document-meta>
</file>